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language="hsb" fo:country="DE" officeooo:paragraph-rsid="00020e18"/>
    </style:style>
    <style:style style:name="P3" style:family="paragraph" style:parent-style-name="Preformatted_20_Text">
      <style:text-properties fo:language="hsb" fo:country="DE" officeooo:paragraph-rsid="0003b38d"/>
    </style:style>
    <style:style style:name="P4" style:family="paragraph" style:parent-style-name="Preformatted_20_Text">
      <style:text-properties fo:language="hsb" fo:country="DE" officeooo:paragraph-rsid="000535c3"/>
    </style:style>
    <style:style style:name="P5" style:family="paragraph" style:parent-style-name="Preformatted_20_Text">
      <style:text-properties fo:language="hsb" fo:country="DE" officeooo:paragraph-rsid="00069cac"/>
    </style:style>
    <style:style style:name="P6" style:family="paragraph" style:parent-style-name="Preformatted_20_Text">
      <style:text-properties fo:language="hsb" fo:country="DE" officeooo:paragraph-rsid="00078112"/>
    </style:style>
    <style:style style:name="P7" style:family="paragraph" style:parent-style-name="Preformatted_20_Text">
      <style:text-properties fo:language="hsb" fo:country="DE" officeooo:paragraph-rsid="00093f82"/>
    </style:style>
    <style:style style:name="P8" style:family="paragraph" style:parent-style-name="Preformatted_20_Text">
      <style:text-properties fo:language="hsb" fo:country="DE" officeooo:paragraph-rsid="000b3a00"/>
    </style:style>
    <style:style style:name="P9" style:family="paragraph" style:parent-style-name="Preformatted_20_Text">
      <style:text-properties fo:language="hsb" fo:country="DE" officeooo:paragraph-rsid="000bffcd"/>
    </style:style>
    <style:style style:name="P10" style:family="paragraph" style:parent-style-name="Preformatted_20_Text">
      <style:text-properties officeooo:paragraph-rsid="00020e18"/>
    </style:style>
    <style:style style:name="P11" style:family="paragraph" style:parent-style-name="Preformatted_20_Text">
      <style:text-properties officeooo:paragraph-rsid="0003b38d"/>
    </style:style>
    <style:style style:name="P12" style:family="paragraph" style:parent-style-name="Preformatted_20_Text">
      <style:text-properties officeooo:paragraph-rsid="000535c3"/>
    </style:style>
    <style:style style:name="P13" style:family="paragraph" style:parent-style-name="Preformatted_20_Text">
      <style:text-properties officeooo:paragraph-rsid="00069cac"/>
    </style:style>
    <style:style style:name="P14" style:family="paragraph" style:parent-style-name="Preformatted_20_Text">
      <style:text-properties officeooo:paragraph-rsid="00078112"/>
    </style:style>
    <style:style style:name="P15" style:family="paragraph" style:parent-style-name="Preformatted_20_Text">
      <style:text-properties officeooo:paragraph-rsid="00078703"/>
    </style:style>
    <style:style style:name="P16" style:family="paragraph" style:parent-style-name="Preformatted_20_Text">
      <style:text-properties officeooo:paragraph-rsid="0007e75d"/>
    </style:style>
    <style:style style:name="P17" style:family="paragraph" style:parent-style-name="Preformatted_20_Text">
      <style:text-properties officeooo:paragraph-rsid="00093f82"/>
    </style:style>
    <style:style style:name="P18" style:family="paragraph" style:parent-style-name="Preformatted_20_Text">
      <style:text-properties officeooo:paragraph-rsid="000b3a00"/>
    </style:style>
    <style:style style:name="P19" style:family="paragraph" style:parent-style-name="Preformatted_20_Text">
      <style:text-properties officeooo:paragraph-rsid="000bffcd"/>
    </style:style>
    <style:style style:name="T1" style:family="text">
      <style:text-properties fo:language="hsb" fo:country="DE"/>
    </style:style>
    <style:style style:name="T2" style:family="text">
      <style:text-properties fo:language="hsb" fo:country="DE" officeooo:rsid="0003b38d"/>
    </style:style>
    <style:style style:name="T3" style:family="text">
      <style:text-properties officeooo:rsid="00020e18"/>
    </style:style>
    <style:style style:name="T4" style:family="text">
      <style:text-properties officeooo:rsid="0003b38d"/>
    </style:style>
    <style:style style:name="T5" style:family="text">
      <style:text-properties officeooo:rsid="000535c3"/>
    </style:style>
    <style:style style:name="T6" style:family="text">
      <style:text-properties officeooo:rsid="00069cac"/>
    </style:style>
    <style:style style:name="T7" style:family="text">
      <style:text-properties officeooo:rsid="00078112"/>
    </style:style>
    <style:style style:name="T8" style:family="text">
      <style:text-properties officeooo:rsid="00078703"/>
    </style:style>
    <style:style style:name="T9" style:family="text">
      <style:text-properties officeooo:rsid="0007e75d"/>
    </style:style>
    <style:style style:name="T10" style:family="text">
      <style:text-properties officeooo:rsid="00093f82"/>
    </style:style>
    <style:style style:name="T11" style:family="text">
      <style:text-properties officeooo:rsid="000b3a00"/>
    </style:style>
    <style:style style:name="T12" style:family="text">
      <style:text-properties officeooo:rsid="000bffcd"/>
    </style:style>
    <style:style style:name="T13" style:family="text">
      <style:text-properties officeooo:rsid="000cd8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10.tif.large.jpg </text:p>
      <text:p text:style-name="Preformatted_20_Text">%----------------------------------------------------------- </text:p>
      <text:p text:style-name="Preformatted_20_Text"/>
      <text:p text:style-name="P2">%----------------------------------- </text:p>
      <text:p text:style-name="P2"/>
      <text:p text:style-name="P10"><text:span text:style-name="T1">kapitl((</text:span>Prěni list swj. japoštoła Pawoła na Timotheja.<text:span text:style-name="T13">))</text:span></text:p>
      <text:p text:style-name="P10"/>
      <text:p text:style-name="P10"><text:span text:style-name="T3">staw((</text:span>Prěni staw.<text:span text:style-name="T3">))</text:span></text:p>
      <text:p text:style-name="P10"/>
      <text:p text:style-name="P10"><text:span text:style-name="T3">detail((</text:span>Wučba zakonja a ewangelija, přez Pawoła heksempel wułožena.<text:span text:style-name="T3">))</text:span></text:p>
      <text:p text:style-name="P10"/>
      <text:p text:style-name="P2">%----------------------------------- </text:p>
      <text:p text:style-name="P10"><text:s/></text:p>
      <text:p text:style-name="Preformatted_20_Text">1. Pawoł, japoštoł Jezom Chrysta, po přikazni Boha, teho našeho zbóžnika a teho Knjeza Jezom Chrysta, kiž je naša nadźija, <text:span text:style-name="T4">ref((</text:span>Jap. zk. 9, 15.<text:span text:style-name="T4">))</text:span></text:p>
      <text:p text:style-name="Preformatted_20_Text"/>
      <text:p text:style-name="Preformatted_20_Text">2. Timotejej, mojemu sprawnemu synej we wěrje, budź hnada, smilnosć a měr wot Boha, našeho Wótca a našeho Knjeza Jezom Chrysta! <text:span text:style-name="T4">ref((</text:span>Tit. 1, 4.<text:span text:style-name="T4">))</text:span></text:p>
      <text:p text:style-name="Preformatted_20_Text"/>
      <text:p text:style-name="P11">3. Kaž će napominał sym, zo by we Ephezu wostał, jako ja do Mazedonskeje ćehnjech, tak čiń ty, zo by někotrym roskazał, zo bychu hinak njewučili,</text:p>
      <text:p text:style-name="P11"><text:s/></text:p>
      <text:p text:style-name="Preformatted_20_Text">4. Ani njekedźbowali na basnički a wopisma tych narodow, kiž so dlěja bjez kónca a wjazy prašenja činja, hač zo bychu Bože zastojństwo přez wěru porjedźiłe. <text:span text:style-name="T4">ref((</text:span>st. 4, 7.<text:span text:style-name="T4">))</text:span></text:p>
      <text:p text:style-name="Preformatted_20_Text"/>
      <text:p text:style-name="P11">5. Kónc přikazanja pak je: Lubosć z čisteje wutroby a z dobreho swědomnja a z praweje wěry; <text:span text:style-name="T4">ref((</text:span>Prěd. 12, 13. Rom. 13, 10.<text:span text:style-name="T4">))</text:span></text:p>
      <text:p text:style-name="Preformatted_20_Text"/>
      <text:p text:style-name="Preformatted_20_Text">6. Wot kotrejež někotři su wotstupili a su so wobroćili k prózdnym rěčam; </text:p>
      <text:p text:style-name="Preformatted_20_Text">7. Chcedźa zakonja wučerjo być a njerozumja ani to, štož praja, ani to, štož tak wěste a twjerde činja. </text:p>
      <text:p text:style-name="Preformatted_20_Text"/>
      <text:p text:style-name="P11">8. My pak wěmy, zo zakoń dobry je, jeli zo jeho štó prawje wužiwa, <text:span text:style-name="T4">ref((</text:span>Rom. 7, 12.<text:span text:style-name="T4">))</text:span></text:p>
      <text:p text:style-name="Preformatted_20_Text"/>
      <text:p text:style-name="Preformatted_20_Text">9. A to wě, zo prawemu zakoń njeje postajeny, ale njeprawym a njeposłušnym, bjezbóžnym a hrěšnikam, njeswjatym a njeduchomnym, nanowym a maćernym mordarjam a tym, kiž čłowjeka zabija, </text:p>
      <text:p text:style-name="Preformatted_20_Text"/>
      <text:p text:style-name="P11">10. Kurwarjam, tym, kiž so z muskimi zlěhaju, ludźi paducham, łharjam, njeprawym přisaharjam a štož druhe wjazy strowej wučbje móže napřećiwo być, <text:span text:style-name="T4">ref((</text:span>2 Mój. 21, 16.<text:span text:style-name="T4">))</text:span> </text:p>
      <text:p text:style-name="Preformatted_20_Text"/>
      <text:p text:style-name="Preformatted_20_Text">11. Po tym krasnym ewangeliju teho zbóžneho Boha, kotrež mi dowěrjene je. </text:p>
      <text:p text:style-name="Preformatted_20_Text"/>
      <text:p text:style-name="P11">12. A ja so dźakuju našemu Knjezu Chrystusu Jezusu, kiž mje mócneho je sčinił a za swěrneho dźeržał, a na tu słužbu mje je pšiztajił, </text:p>
      <text:p text:style-name="P11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11.tif.large.jpg </text:p>
      <text:p text:style-name="Preformatted_20_Text">%----------------------------------------------------------- </text:p>
      <text:p text:style-name="Preformatted_20_Text"/>
      <text:p text:style-name="Preformatted_20_Text">13. Kiž ja prjedy běch hanjeŕ a pšezćěhaŕ a zaničeŕ; ale mi je so smilnosć dóstała, přetož ja sym to same činił z njewědźomnosću w njewěrje. </text:p>
      <text:p text:style-name="Preformatted_20_Text"/>
      <text:p text:style-name="P11">14. Přibywała pak je ćim bóle ta hnada našeho Knjeza z wěru a z lubosću, kotraž w Chrystusu Jezusu je. </text:p>
      <text:p text:style-name="P11"/>
      <text:p text:style-name="P3">%----------------------------------- </text:p>
      <text:p text:style-name="P11"><text:span text:style-name="T1"/></text:p>
      <text:p text:style-name="P11"><text:span text:style-name="T4">detail((</text:span>Tekst na 1. njedźelu adwenta. IV.<text:span text:style-name="T4">))</text:span></text:p>
      <text:p text:style-name="P11"/>
      <text:p text:style-name="P3">%----------------------------------- </text:p>
      <text:p text:style-name="P3"/>
      <text:p text:style-name="P12">15. Přetož to je zawěsće wěrno a jara dostojne słowo, zo Chrystus Jezus do swěta je přišoł, hrěšnikow zbóžnych sčinić, bjez kotrymiž ja tón prěni sym; <text:span text:style-name="T4">ref((</text:span>Mat. 9, 13. Mark. 2, 17.<text:span text:style-name="T5">))</text:span></text:p>
      <text:p text:style-name="Preformatted_20_Text"/>
      <text:p text:style-name="Preformatted_20_Text">16. Ale teho dla je so mi smilnosć dóstała, zo by na mni najprjedy Jezus Chrystus wopokazał wšitku sćerpnosć k znamjenju tym, kiž do njeho wěrić budźa, zo wěčne žiwjenje změja. </text:p>
      <text:p text:style-name="Preformatted_20_Text"/>
      <text:p text:style-name="P12">17. Bohu pak, temu wěčnemu kralej, temu njezachodnemu, njewidomnemu a samemu mudremu, budź česć a chwalba wot wěčnosće hač do wěčnosće! Hamjeń. <text:span text:style-name="T4">ref((</text:span>Rom. 16, 27.<text:span text:style-name="T5">))</text:span></text:p>
      <text:p text:style-name="P12"/>
      <text:p text:style-name="P4">%----------------------------------- </text:p>
      <text:p text:style-name="P12"><text:span text:style-name="T1"/></text:p>
      <text:p text:style-name="P12"><text:span text:style-name="T2">detail((</text:span>Tekst na 22. njedźelu po swj. Trojicy. IV.<text:span text:style-name="T5">))</text:span></text:p>
      <text:p text:style-name="Preformatted_20_Text"/>
      <text:p text:style-name="P4">%----------------------------------- </text:p>
      <text:p text:style-name="P12"><text:span text:style-name="T1"/></text:p>
      <text:p text:style-name="P12">18. [Tu přikaznju ći poruču, mój syno Timothejo, po tym prěńšim prophetizkim słowje wot tebje, zo by ty w tym samym dobre wojeŕztwo wojował, </text:p>
      <text:p text:style-name="P12"/>
      <text:p text:style-name="P12">19. A měł wěru a dobre swědomnje, kotrež někotři su wot sebje wotztorčili a su na wěrje łódź rosłamali (škodu wzali).) <text:span text:style-name="T4">ref((</text:span>St: 3, 9. St. 6, i3. 14.<text:span text:style-name="T5">))</text:span></text:p>
      <text:p text:style-name="Preformatted_20_Text"/>
      <text:p text:style-name="P12">20. Wot kotrychž staj Hymen a Aleksander, kotrejuž ja zatanej sym podał, zo byštaj powučenaj byłaj a nas njehaniłaj. <text:span text:style-name="T4">ref((</text:span>2 Tim. 2, 17.<text:span text:style-name="T5">))</text:span></text:p>
      <text:p text:style-name="P12"/>
      <text:p text:style-name="P4">%----------------------------------- </text:p>
      <text:p text:style-name="P12"><text:s/></text:p>
      <text:p text:style-name="P12"><text:span text:style-name="T5">staw((</text:span>2. staw.<text:span text:style-name="T5">))</text:span></text:p>
      <text:p text:style-name="P12"/>
      <text:p text:style-name="P12"><text:span text:style-name="T2">detail((</text:span>Hdy a kak so mucy a žónske w gmejnje modlić dyrbja.<text:span text:style-name="T5">))</text:span></text:p>
      <text:p text:style-name="P12"/>
      <text:p text:style-name="P12"><text:span text:style-name="T2">detail((</text:span>Epistola na njedźelu Rogate.<text:span text:style-name="T5">))</text:span></text:p>
      <text:p text:style-name="P12"/>
      <text:p text:style-name="P4">%----------------------------------- </text:p>
      <text:p text:style-name="P4"/>
      <text:p text:style-name="Preformatted_20_Text">1. [Teho dla ja napominam, zo by přede wšěmi wěcami so stała próstwa, modlitwa, dobroprošenje a dźakowanje za wšitkich čłowjekow, </text:p>
      <text:p text:style-name="Preformatted_20_Text"/>
      <text:p text:style-name="P12">2. Sa kralow a za wšěch wjeŕchow, zo bychmy pokojne a ćiche žiwjenje wjesć móhli we wšej bohabojaznosći a pócćiwosći. <text:span text:style-name="T4">ref((</text:span>Jer. 20, 7.<text:span text:style-name="T5">))</text:span></text:p>
      <text:p text:style-name="Preformatted_20_Text"/>
      <text:p text:style-name="P12">3. Přetož to je dobre a spodobne před Bohom, našim zbóžnikom,) </text:p>
      <text:p text:style-name="P12"/>
      <text:p text:style-name="P12"><text:soft-page-break/></text:p>
      <text:p text:style-name="P12"/>
      <text:p text:style-name="P4">%----------------------------------- </text:p>
      <text:p text:style-name="P12"/>
      <text:p text:style-name="P12"><text:span text:style-name="T2">detail((</text:span>Tekst na 3. njedźelu adwenta. IV.<text:span text:style-name="T5">))</text:span></text:p>
      <text:p text:style-name="Preformatted_20_Text"/>
      <text:p text:style-name="P4">%----------------------------------- </text:p>
      <text:p text:style-name="P12"/>
      <text:p text:style-name="P12">4. [Kiž chce, zo by wšitkim ludźom pomhane było a zo bychu k póznaću teje prawdy přišli. <text:span text:style-name="T4">ref((</text:span>Ez. 18, 23. 2 Pětr. 3, 9.<text:span text:style-name="T5">))</text:span></text:p>
      <text:p text:style-name="Preformatted_20_Text"/>
      <text:p text:style-name="P12">5. Přetož jedyn Bóh je a jedyn srědnik bjez Bohom a čłowjekami, tón čłowjek Chrystus Jezus, <text:span text:style-name="T4">ref((</text:span>Jan. 17, 3.<text:span text:style-name="T5">))</text:span> </text:p>
      <text:p text:style-name="Preformatted_20_Text"/>
      <text:p text:style-name="P12">6. Kiž so sam dał je k wupłaćenju za wšitkich, a zo by to prědowane było w swojim času; <text:span text:style-name="T4">ref((</text:span>Gal. 1, 4.<text:span text:style-name="T5">))</text:span> </text:p>
      <text:p text:style-name="Preformatted_20_Text"/>
      <text:p text:style-name="P12">7. Na kotrež ja sym postajeny za prědarja a za japoštoła (ja prawdu rěču w Chrystusu a njełžu), za wučerja tych pohanow, we wěrje a w prawdźe. <text:span text:style-name="T4">ref((</text:span>2 Tim. 1, 11. Jap. zk. 9, 15: St: 13,2.<text:span text:style-name="T5">))</text:span></text:p>
      <text:p text:style-name="Preformatted_20_Text"/>
      <text:p text:style-name="Preformatted_20_Text">8. Dha chcu ja, zo bychu so mucy k Bohu modlili na kóždym měsće a swjatej rucy pozběhnuli bjez hněwa a bjez wurěčowanja;</text:p>
      <text:p text:style-name="Preformatted_20_Text"/>
      <text:p text:style-name="P12">9. Tak tež, zo bychu žónske w pšiztojnej drasće z hanibowanjom a z pósćiwosću so wuhotowałe nic z kudźerjawymi włosami ani ze złotom ani z parlemi ani z jara drohimi šatami, <text:span text:style-name="T4">ref((</text:span>1 Pětr. 3, 3. 4.<text:span text:style-name="T5">))</text:span></text:p>
      <text:p text:style-name="Preformatted_20_Text"/>
      <text:p text:style-name="P12">10. Ale kaž přisteji žónzkim, kotrež bohabojaznosć wopokazuja přez dobre skutki. <text:span text:style-name="T4">ref((</text:span>St. 5, 10.<text:span text:style-name="T5">))</text:span></text:p>
      <text:p text:style-name="Preformatted_20_Text"/>
      <text:p text:style-name="P12">11. žónska njech wuknje w mjelčenju ze wšěm poddanztwom. <text:span text:style-name="T4">ref((</text:span>Eph. 5, 22.<text:span text:style-name="T5">))</text:span></text:p>
      <text:p text:style-name="P12"><text:s/></text:p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12.tif.large.jpg </text:p>
      <text:p text:style-name="Preformatted_20_Text">%----------------------------------------------------------- </text:p>
      <text:p text:style-name="P13"><text:s text:c="2"/></text:p>
      <text:p text:style-name="P13">12. žonje pak njepšidam, zo by wučiła ani zo by na mužu knježiła, ale zo by mjelčo była. <text:span text:style-name="T4">ref((</text:span>1 Kor. 14, 34. 1 Mójz. 3, 16.<text:span text:style-name="T6">))</text:span></text:p>
      <text:p text:style-name="Preformatted_20_Text"/>
      <text:p text:style-name="P13">13. Přetož Hadam je prěni stworjeny, potom Jěva. <text:span text:style-name="T4">ref((</text:span>1 Mójz. 1, 27. St. 2, 7. 21.<text:span text:style-name="T6">))</text:span></text:p>
      <text:p text:style-name="P13"/>
      <text:p text:style-name="P13">14. A Hadam njebě zawjedźeny, ale žónska bě zawjedźena a je přestupjenje pšiwjedła. <text:span text:style-name="T4">ref((</text:span>1 Mójz. 3, 6.<text:span text:style-name="T6">))</text:span></text:p>
      <text:p text:style-name="P13"/>
      <text:p text:style-name="Preformatted_20_Text">15. Sbóžna pak budźe, hdyž dźěći porodźi, jeli zo wostanje we wěrje a w lubosći, w swjećenju z pósćiwosću. </text:p>
      <text:p text:style-name="Preformatted_20_Text"/>
      <text:p text:style-name="P5">%----------------------------------- </text:p>
      <text:p text:style-name="P13"><text:s/></text:p>
      <text:p text:style-name="P13"><text:span text:style-name="T5">staw((</text:span>3. Staw.<text:span text:style-name="T6">))</text:span></text:p>
      <text:p text:style-name="P13"/>
      <text:p text:style-name="P13"><text:span text:style-name="T6">detail((</text:span>Kajcy zyrkwini słužomnicy a ći, kiž jim přisłušeju, być dyrbja. Wo cyrkwi a potajnstwje bohabojosće.<text:span text:style-name="T6">))</text:span></text:p>
      <text:p text:style-name="P13"/>
      <text:p text:style-name="P5">%----------------------------------- </text:p>
      <text:p text:style-name="P13"/>
      <text:p text:style-name="P14">1. To je wěste wěrne słowo: jeli zo štó bizkopztwo žada, tón žada krasne dźěło. <text:span text:style-name="T4">ref((</text:span>Jap. zk. 20, 28.<text:span text:style-name="T7">))</text:span></text:p>
      <text:p text:style-name="Preformatted_20_Text"/>
      <text:p text:style-name="P14">2. Biskop pak dyrbi bjez poroka być, jedneje žony muž, strózby, rozumny, pócćiwy, rad hozpodować, <text:span text:style-name="T4">ref((</text:span>Tit. 1, 6. 1Pětr. 5, 3. pěknje wučić; 3 Mójz. 21, 17 x.<text:span text:style-name="T7">))</text:span></text:p>
      <text:p text:style-name="P14"/>
      <text:p text:style-name="P14">3. Wón njedyrbi być wopiłc ani zwadnik ani njepřistojneje žiwnosće hladać; ale wón dyrbi zdobny, měrny a njelakomny być, <text:span text:style-name="T4">ref((</text:span>3 Mójz. 10, 8 c. Tit. 1, 7.<text:span text:style-name="T7">))</text:span></text:p>
      <text:p text:style-name="Preformatted_20_Text"/>
      <text:p text:style-name="P14">4. Kiž by sam swojemu domu derje prjódk stał, kiž by posłušne dźěći měł ze wšej pósćiwosću; <text:span text:style-name="T4">ref((</text:span>1 Sam. 2, 12.<text:span text:style-name="T7">))</text:span></text:p>
      <text:p text:style-name="Preformatted_20_Text"/>
      <text:p text:style-name="Preformatted_20_Text">5. (Přetož štóž sam swojemu domu njewě prjódk stać, kak chce tajki cyrkej Božu wobztarać?) </text:p>
      <text:p text:style-name="Preformatted_20_Text"/>
      <text:p text:style-name="Preformatted_20_Text">6. Nic nowotnik, zo by so njenaduł a hanjerjej do sudźenja njepadnył; </text:p>
      <text:p text:style-name="Preformatted_20_Text"/>
      <text:p text:style-name="P14">7. Wón pak tež měć dyrbi dobre wopokazanje wot tych, kiž wonkach su, zo by djabłej njepadnył do hanjenja a do kosydła. <text:span text:style-name="T4">ref((</text:span>St. 5, 10.<text:span text:style-name="T7">))</text:span></text:p>
      <text:p text:style-name="Preformatted_20_Text"/>
      <text:p text:style-name="Preformatted_20_Text">8. Teho runja słužomnicy dyrbja być pócćiwi, nic dwojeje ryče, ani wopiłzy ani njepřistojneje žiwnosće hladać, </text:p>
      <text:p text:style-name="Preformatted_20_Text"/>
      <text:p text:style-name="P14">9. Kotřiž bychu potajnstwo teje wěry w čistym swědomnju měli. <text:span text:style-name="T4">ref((</text:span>St. 1, 19.<text:span text:style-name="T7">))</text:span></text:p>
      <text:p text:style-name="Preformatted_20_Text"/>
      <text:p text:style-name="P14">10. A ći njech budźa prjedy spytani; potom njech słuža, jeli zo bjez poroka su.</text:p>
      <text:p text:style-name="P14"><text:s/></text:p>
      <text:p text:style-name="P14">11. Tak tež jich žony dyrbja być pósćiwe, nic klezkawe, ale ztrózbe, swěrne we wšěch wěcach. <text:span text:style-name="T4">ref((</text:span>Tuit. 2, z.<text:span text:style-name="T7">))</text:span></text:p>
      <text:p text:style-name="Preformatted_20_Text"/>
      <text:p text:style-name="Preformatted_20_Text">12. Ći słužomnicy njech su jedneje žony mužojo, kiž swojim dźěćom derje prjódk steja a swojim domam. </text:p>
      <text:p text:style-name="Preformatted_20_Text"/>
      <text:p text:style-name="P14">13. Přetož kotřiž derje słuža, ći sebi sami činja dobry ztopjeń a wulku chrobłosć we wěrje, kotraž je w Chrystusu Jezusu. <text:span text:style-name="T4">ref((</text:span>Mat. 25, 211. 1 Jan. 3, <text:soft-page-break/>21.<text:span text:style-name="T7">))</text:span></text:p>
      <text:p text:style-name="P14"/>
      <text:p text:style-name="Preformatted_20_Text">14. To ći pišu, nadźiju so pak, zo najzkeŕšo k tebi přińć budu; </text:p>
      <text:p text:style-name="Preformatted_20_Text"/>
      <text:p text:style-name="P14">15. Hdy bych so něhdźe zakomdźił, zo by wědźał, kak so maš zadźeržeć w Božim domje, kiž je ta cyrkej teho žiweho Boha, stołp a twjerdźina teje prawdy. <text:span text:style-name="T4">ref((</text:span>2 Tim. 2, 20.<text:span text:style-name="T7">))</text:span></text:p>
      <text:p text:style-name="P14"/>
      <text:p text:style-name="P6">%----------------------------------- </text:p>
      <text:p text:style-name="P14"/>
      <text:p text:style-name="P14"><text:span text:style-name="T7">detail((</text:span>Tekst na 2. swjedźeń hodow. IV.<text:span text:style-name="T7">))</text:span></text:p>
      <text:p text:style-name="Preformatted_20_Text"/>
      <text:p text:style-name="P6">%----------------------------------- </text:p>
      <text:p text:style-name="P14"/>
      <text:p text:style-name="P14">16. A [zawěrnje wulke je to potajnstwo Božeje słužby: Bóh je zjewjeny w ćěle, prawyčinjeny w duchu, widźeny wot jandźelow, prědowany póhanam, wěrjeny wot swěta, horje wzaty do krasnosće. <text:span text:style-name="T4">ref((</text:span>Jan. 1, 14. Mark. 16, 19.<text:span text:style-name="T7">))</text:span></text:p>
      <text:p text:style-name="P14"/>
      <text:p text:style-name="P6">%----------------------------------- </text:p>
      <text:p text:style-name="P14"><text:s/></text:p>
      <text:p text:style-name="P14"><text:span text:style-name="T5">staw((</text:span>4. Staw.<text:span text:style-name="T7">))</text:span></text:p>
      <text:p text:style-name="P14"/>
      <text:p text:style-name="P14"><text:span text:style-name="T7">detail((</text:span>Kak my dyrbimy so hladać před zawjednikami poslenjeho časa; napominanje k zwučowanju bohabojosće.<text:span text:style-name="T7">))</text:span></text:p>
      <text:p text:style-name="P14"/>
      <text:p text:style-name="P6">%----------------------------------- </text:p>
      <text:p text:style-name="P14"/>
      <text:p text:style-name="P15">1. Tón Duch pak zjawnje praji, zo w poslenich časach někotři budźa wot wěry wotpanuć a posłuchać na zawjednych duchow a na čertowske wučby, <text:span text:style-name="T4">ref((</text:span>Mat. 24, 4. 5. 2 Tim. 3, 1. 2 Pětr. 3, 3. Jud. št. 18. Dan. 7, 25. 1 Jan. 2, 18.<text:span text:style-name="T8">))</text:span></text:p>
      <text:p text:style-name="Preformatted_20_Text"/>
      <text:p text:style-name="Preformatted_20_Text">2. Tych samych, kiž w pšisłodźenju łžě ryča a pšipalene znamjo na swojim swědomnju maju, </text:p>
      <text:p text:style-name="Preformatted_20_Text"/>
      <text:p text:style-name="P15">3. A zakažu so woženić a jědźe wužiwać, kotruž Bóh je stworił, zo bychu ju z dźakowanjom k sebi brali ći wěrni a kiž prawdosć póznaju. <text:span text:style-name="T4">ref((</text:span>1 Mójz. 9, 3.<text:span text:style-name="T8">))</text:span></text:p>
      <text:p text:style-name="P15"/>
      <text:p text:style-name="P15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13.tif.large.jpg </text:p>
      <text:p text:style-name="Preformatted_20_Text">%----------------------------------------------------------- </text:p>
      <text:p text:style-name="P15"><text:s/></text:p>
      <text:p text:style-name="Preformatted_20_Text">4. Přetož wšitko Bože stworjenje je dobre, a ničo njeje k zaćisnjenju, štož z dźakowanjom budźe wzate; </text:p>
      <text:p text:style-name="Preformatted_20_Text"/>
      <text:p text:style-name="P15">5. Přetož wone budźe woswjećene přez Bože słowo a přez modlitwu. <text:span text:style-name="T4">ref((</text:span>Tit. 1, 15.<text:span text:style-name="T8">))</text:span></text:p>
      <text:p text:style-name="Preformatted_20_Text"/>
      <text:p text:style-name="P15">6. Budźeš ty to tym bratram prjódk kłasć, dha dobry słužomnik budźeš Jezom Chrysta, kiž sy horjećehnjeny při słowje teje wěry a dobreje wučby, za kotrejž ty šoł sy. <text:span text:style-name="T4">ref((</text:span>2 Tim. 1,5.<text:span text:style-name="T8">))</text:span></text:p>
      <text:p text:style-name="Preformatted_20_Text"/>
      <text:p text:style-name="P15">7. Ale te njeswjate a babjaze basnički zaćisń; zpytaj so pak sam w bohabojaznosći. <text:span text:style-name="T4">ref((</text:span>St. 6, 20. 2 Tim. 2, 16. 23. Tit. 1, 14.<text:span text:style-name="T8">))</text:span></text:p>
      <text:p text:style-name="Preformatted_20_Text"/>
      <text:p text:style-name="P15">8. Přetož ćělne zpytanje je mało wužitne; ta bohabojaznosć pak je k wšitkim wězam wužitna a ma slubjenje teho nětčišeho a přichodneho žiwjenja. <text:span text:style-name="T4">ref((</text:span>St. 6, 6.<text:span text:style-name="T8">))</text:span></text:p>
      <text:p text:style-name="Preformatted_20_Text"/>
      <text:p text:style-name="P15">9. To je zawěsće wěrne a jara dostojne słowo. <text:span text:style-name="T4">ref((</text:span>St. 1, 15.<text:span text:style-name="T8">))</text:span></text:p>
      <text:p text:style-name="P15"/>
      <text:p text:style-name="P15">10. Přetož na to so my tež prózujemy a budźemy hanjeni, zo nadźiju mamy k žiwemu Bohu, kiž je zbóžnik wšitkich čłowjekow, wosebje pak tych wěrnych. <text:span text:style-name="T4">ref((</text:span>Tit 2, 11. Eph.5, 323.<text:span text:style-name="T8">))</text:span></text:p>
      <text:p text:style-name="Preformatted_20_Text"/>
      <text:p text:style-name="P15">11. To přikaž a wuč.</text:p>
      <text:p text:style-name="P15"><text:s/></text:p>
      <text:p text:style-name="Preformatted_20_Text">12. Njech žadyn twoju młodozć njezaspi; ale budź znamjo tym wěrnym na słowje, na žiwjenju, na lubosći, na duchu, na wěrje a na pócćiwosći. </text:p>
      <text:p text:style-name="Preformatted_20_Text"/>
      <text:p text:style-name="P16">13. Sadźerž so swěru při lazowanju, při napominanju, při wučenju, hač bych přišoł. <text:span text:style-name="T4">ref((</text:span>Jan. 5, 39.<text:span text:style-name="T9">))</text:span></text:p>
      <text:p text:style-name="Preformatted_20_Text"/>
      <text:p text:style-name="P17">14. Njezabudź teho dara, kotryž w tebi je a je tebi daty přez profetiske słowo z kładźenjom rukow tych staršich na tebje. <text:span text:style-name="T4">ref((</text:span>Jap. zk. 6, 6.<text:span text:style-name="T10">))</text:span></text:p>
      <text:p text:style-name="Preformatted_20_Text"/>
      <text:p text:style-name="Preformatted_20_Text">15. Wo to so rosmysl, při tym budź, zo by twoje přiběranje pola wšitkich zjawne było. </text:p>
      <text:p text:style-name="Preformatted_20_Text"/>
      <text:p text:style-name="Preformatted_20_Text">16. Měj sam na so kedźbu a na tu wučbu a wostań při tym. Přetož hdyž to činiš, dha budźeš so sam zbóžneho činić a tež tych, kotřiž će słyša. </text:p>
      <text:p text:style-name="Preformatted_20_Text"/>
      <text:p text:style-name="P7">%----------------------------------- </text:p>
      <text:p text:style-name="P17"><text:s/></text:p>
      <text:p text:style-name="P17"><text:span text:style-name="T5">staw((</text:span>5. Staw.<text:span text:style-name="T10">))</text:span></text:p>
      <text:p text:style-name="P17"/>
      <text:p text:style-name="P17"><text:span text:style-name="T10">detail((</text:span>Kak so prědaŕ přećiwo paršonam wšelakeho štanta a starosće zadźeržeć ma, teho runja tež přećiwo sebi samemu.<text:span text:style-name="T10">))</text:span></text:p>
      <text:p text:style-name="P17"/>
      <text:p text:style-name="P7">%----------------------------------- </text:p>
      <text:p text:style-name="P17"/>
      <text:p text:style-name="P17">1. Stareho njeswaŕ, ale napominaj jeho jako nana; młodych jako bratrow; <text:span text:style-name="T4">ref((</text:span>3 Mójz. 19, 32.<text:span text:style-name="T10">))</text:span></text:p>
      <text:p text:style-name="P17"/>
      <text:p text:style-name="P17">2. Stare žónske jako maćerje; młode jako sotry ze wšej pósćiwosću. <text:span text:style-name="T4">ref((</text:span>Jan. 19, 27.<text:span text:style-name="T10">))</text:span> </text:p>
      <text:p text:style-name="Preformatted_20_Text"/>
      <text:p text:style-name="P17">3. Česć te wudowuy, kotrež prawe wudowy su. <text:span text:style-name="T4">ref((</text:span>Scht. 5.<text:span text:style-name="T10">))</text:span></text:p>
      <text:p text:style-name="P17"><text:s/></text:p>
      <text:p text:style-name="Preformatted_20_Text"><text:soft-page-break/></text:p>
      <text:p text:style-name="P17">4. Ma-li pak někotra wudowa dźěći abo dźěćidźěći, njech te same prjedy wuknu so w swojim domje bohabojaznje zadźeržeć a tymaj staršimaj runu dobrotu činić; přetož to je česna a spodobna wěc před Bohom. <text:span text:style-name="T4">ref((</text:span>Sir. 3, 13. 14.<text:span text:style-name="T10">))</text:span></text:p>
      <text:p text:style-name="Preformatted_20_Text"/>
      <text:p text:style-name="P17">5. To je pak prawa wudowa, kotraž, sama sebi woztajena, staji swoju nadźiju na Boha a wostanje w próztwach a modlitwach w nocy a wodnjo; <text:span text:style-name="T4">ref((</text:span>Luk. 2, 37. St. 18, 1.<text:span text:style-name="T10">))</text:span></text:p>
      <text:p text:style-name="P17"/>
      <text:p text:style-name="P17">6. Kotraž pak ćělnych lóštow hlada, ta je žiwa morwa. <text:span text:style-name="T4">ref((</text:span>Rom. 8, 13.<text:span text:style-name="T10">))</text:span></text:p>
      <text:p text:style-name="Preformatted_20_Text"/>
      <text:p text:style-name="P17">7. A to přikaž, zo by wona bjez poroka była. <text:span text:style-name="T4">ref((</text:span>St. 4, 11.<text:span text:style-name="T10">))</text:span></text:p>
      <text:p text:style-name="Preformatted_20_Text"/>
      <text:p text:style-name="P17">8. Štóž pak tych swojich, wosebje swojich domjazych, njewobztara, tón je wěru zaprěł a je hórši dyžli póhan. <text:span text:style-name="T4">ref((</text:span>Gal. 6, 10. 2 Tim. 3, 5. Tit. 1, 16.<text:span text:style-name="T10">))</text:span></text:p>
      <text:p text:style-name="P17"><text:s/></text:p>
      <text:p text:style-name="Preformatted_20_Text">9. Njech wudowu wuzwola, kotraž by njeměła mjenje šěsć dźesać lět a kiž je była jeneho muža žona, </text:p>
      <text:p text:style-name="Preformatted_20_Text"/>
      <text:p text:style-name="P17">10. Kotraž swědkow ma, zo je dobre skutki zčiniła: je-li wona dźěći horje ćahnuła, je-li rada hozpodowała, je-li swjatych nohi myła, je-li tym hubjenym słužiła, a je-li po wšěm dobrym skutku přeco khodźiła. <text:span text:style-name="T4">ref((</text:span>1 Pětr. 4, 9.<text:span text:style-name="T10">))</text:span></text:p>
      <text:p text:style-name="P17"/>
      <text:p text:style-name="P17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14.tif.large.jpg </text:p>
      <text:p text:style-name="Preformatted_20_Text">%----------------------------------------------------------- </text:p>
      <text:p text:style-name="P17"><text:s/></text:p>
      <text:p text:style-name="P17">11. Młode wudowy pak njepšipušć; přetož hdyž wone so su khłóšćiwe sčiniłe přećiwo Chrystusej, dha so chcedźa wudać; </text:p>
      <text:p text:style-name="P17"/>
      <text:p text:style-name="Preformatted_20_Text">12. Wone maju swój sud, zo prěnju wěru njejsu dźeržałe. </text:p>
      <text:p text:style-name="Preformatted_20_Text"/>
      <text:p text:style-name="P17">13. Při tym pak su wone tež rade prózdne a wuknu po chěžach wokoło běhać; haj su nic jeno prózdne, ale tež njebołe; ztaraju so wo njepotrjebne wěcy a baja, štož so njehodźi. <text:span text:style-name="T4">ref((</text:span>Přisł. 7, 11.<text:span text:style-name="T10">))</text:span> </text:p>
      <text:p text:style-name="Preformatted_20_Text"/>
      <text:p text:style-name="P17">14. Teho dla chcu ja, zo bychu so młode wudowy wudałe, dźěći porodźiłe, hospozy byłe a temu pšećiwnikej žaneje winy njedawałe k swarjenju; <text:span text:style-name="T4">ref((</text:span>1Kór. 7, 9 Tit. 2, 8.<text:span text:style-name="T10">))</text:span></text:p>
      <text:p text:style-name="P17"/>
      <text:p text:style-name="P17">15. Přetož wone su so hižom někotre preč wobroćiłe a šłe za zatanom. <text:span text:style-name="T4">ref((</text:span>St. 1, 6.<text:span text:style-name="T10">))</text:span></text:p>
      <text:p text:style-name="P17"/>
      <text:p text:style-name="Preformatted_20_Text">16. Ma-li pak někotry wěrny abo někotra wěrna wudowy, njech je wobztara, gmejna pak budź njewobćežena, zo by tym, kotrež prawe wudowy su, pomhane było. </text:p>
      <text:p text:style-name="Preformatted_20_Text"/>
      <text:p text:style-name="P17">17. Ći starši, kotřiž derje prjódk steja, dyrbja za dwojeje česće dostojni dźerženi być, wosebje ći, kiž so w słowje a wučbje prócuja. <text:span text:style-name="T4">ref((</text:span>Rom. 12, 8. St. 15, 27.<text:span text:style-name="T10">))</text:span></text:p>
      <text:p text:style-name="P17"/>
      <text:p text:style-name="P17">18. Přetož pismo praji: Ty njedyrbiš temu wołej, kiž młóći, huby zawjazać; a: dźěłaćer je swojeje mzdy hódny. <text:span text:style-name="T4">ref((</text:span>5 Mójz. 24, 14. 15. St. 25, 4. Mat. 10, 10. Luk. 10, 7.<text:span text:style-name="T10">))</text:span></text:p>
      <text:p text:style-name="P17"/>
      <text:p text:style-name="P17">19. Přećiwo ztaršemu njewzmi žanu skóržbu horje, chiba na dweju abo na třoch swědkow. <text:span text:style-name="T4">ref((</text:span>Jan. 8, 17 .<text:span text:style-name="T10">))</text:span></text:p>
      <text:p text:style-name="Preformatted_20_Text"/>
      <text:p text:style-name="P17">20. Kotřiž hrěša, tych naswar přede wšitkimi, zo bychu tež druzy bojosć měli. <text:span text:style-name="T4">ref((</text:span>Cpyh. 5, 12. 2 Tim. 4, 2.<text:span text:style-name="T10">))</text:span></text:p>
      <text:p text:style-name="P17"/>
      <text:p text:style-name="P17">21. Ja wobswědču před Bohom a před tym Knjezom Jezom Khryztom a před tymi wuzwolenymi jandźelemi, zo by tuto zachował bjez pšekhwatanja swojich myslow a zo by ničo nječinił pšećelztwa dla. <text:span text:style-name="T4">ref((</text:span>1 Kor. 9, 9.<text:span text:style-name="T10">))</text:span></text:p>
      <text:p text:style-name="P17"/>
      <text:p text:style-name="P17">22. Rucy na nikoho hnydom njekładź a hladaj so cuzych hrěchow. A dźerž so sam čisteho. <text:span text:style-name="T4">ref((</text:span>Jap. zt. 6, 6.<text:span text:style-name="T10">))</text:span></text:p>
      <text:p text:style-name="P17"/>
      <text:p text:style-name="Preformatted_20_Text">23. Njepij wjazy wody, ale wužiwaj kapku wina twojeho žołdka dla a zo husto chory sy. </text:p>
      <text:p text:style-name="Preformatted_20_Text"/>
      <text:p text:style-name="Preformatted_20_Text">24. Někotrych ludźi hrěchi su prjedy zjawne a přińdu hnydom k sudźenju; někotrych pak so potom hakle wopokazuja. </text:p>
      <text:p text:style-name="Preformatted_20_Text"/>
      <text:p text:style-name="Preformatted_20_Text">25. Teje runosće tež někotrych dobre skutki su prjedy zjawne, a kiž so hinak maju, tež so potajić njemóža. </text:p>
      <text:p text:style-name="Preformatted_20_Text"/>
      <text:p text:style-name="P8">%----------------------------------- </text:p>
      <text:p text:style-name="P18"><text:s/></text:p>
      <text:p text:style-name="P18"><text:span text:style-name="T5">staw((</text:span>6. staw.<text:span text:style-name="T11">))</text:span></text:p>
      <text:p text:style-name="P18"/>
      <text:p text:style-name="P18"><text:span text:style-name="T11">detail((</text:span>Wo wotročkach, zawjednikach, bohatych a wo bědźenju wěry.<text:span text:style-name="T11">))</text:span></text:p>
      <text:p text:style-name="Preformatted_20_Text"/>
      <text:p text:style-name="P8">%----------------------------------- </text:p>
      <text:p text:style-name="P18"/>
      <text:p text:style-name="P19"><text:soft-page-break/>1. Ći wotročcy, kotřiž pod zpšahom su, ći dyrbja swojich knježich wšeje česće dostojnych měć, zo by Bože mjeno a ta wučba zaničowana njebyła. <text:span text:style-name="T4">ref((</text:span>Eph. 6, 5.<text:span text:style-name="T12">))</text:span></text:p>
      <text:p text:style-name="P19"/>
      <text:p text:style-name="P19">2. Kiž pak wěrnych knježich maju, ći tych samych zacpěć njedyrbja, teho dla, zo bratřa su; ale dyrbja wjele wjazy jim słužowni być, dokelž wěrni a lubi su a runeje dobroty Božeje wužiwaju. To wuč a napominaj. <text:span text:style-name="T4">ref((</text:span>St. 4, 11. Tit. 3, 8!<text:span text:style-name="T12">))</text:span></text:p>
      <text:p text:style-name="P19"><text:s/></text:p>
      <text:p text:style-name="P19">3. Jeli zo štó hinak wuči a njepšiztupi do tych strowych słowow našeho Knjeza Jezom Chrysta a do teje wučby po bohabojaznosći: <text:span text:style-name="T4">ref((</text:span>Gal. 1, 6—9. 2 Tim. 1, 13.<text:span text:style-name="T12">))</text:span></text:p>
      <text:p text:style-name="P19"/>
      <text:p text:style-name="P19">4. Tón je naduty a njewě ničo, ale je njeztrowy na woprašenju a na słowach, z kotrychž přińdźe zawisć, zwada, hanjenje, złe pomyslenje, </text:p>
      <text:p text:style-name="P19"/>
      <text:p text:style-name="P19">5. Njewušne wurěčowanje tych samych ludźi, kotřiž su skaženi na myslach a prawdy tradaju, kotřiž sebi mysla, zo bohabojaznosć je někajke wikowanje. Wotstup wot tajkich. </text:p>
      <text:p text:style-name="P19"/>
      <text:p text:style-name="P9">%----------------------------------- </text:p>
      <text:p text:style-name="P19"/>
      <text:p text:style-name="P19"><text:span text:style-name="T12">detail((</text:span>Tekst na 5. njedźelu po swj. Trojicy. IV.<text:span text:style-name="T12">))<text:line-break/></text:span></text:p>
      <text:p text:style-name="P9">%----------------------------------- </text:p>
      <text:p text:style-name="P19"/>
      <text:p text:style-name="P19">6. [Wulki dobytk pak je, štóž bohabojazny je a dosć ma na tym, štož jemu Bóh <text:span text:style-name="T12">d</text:span>a. <text:span text:style-name="T4">ref((</text:span>St. 4, 8. Přisł. 15, 16.<text:span text:style-name="T12">))</text:span></text:p>
      <text:p text:style-name="P19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15.tif.large.jpg </text:p>
      <text:p text:style-name="Preformatted_20_Text">%----------------------------------------------------------- </text:p>
      <text:p text:style-name="Preformatted_20_Text"><text:s/></text:p>
      <text:p text:style-name="P19">7. Přetož my ničo na swět přinjesli njejsmy, a je zjawne, zo tež ničo z njeho wunjesć njebudźemy. <text:span text:style-name="T4">ref((</text:span>Hiob. 1, 21. Prěd. 5, 14. Kn. Mudr. 7, 6.<text:span text:style-name="T12">))</text:span></text:p>
      <text:p text:style-name="P19"/>
      <text:p text:style-name="P19">8. Hdyž pak žiwnosć a drastu mamy, dha njech my z pokojom smy. <text:span text:style-name="T4">ref((</text:span>1 Mójz. 28, 20. Přisł. 30, 8.<text:span text:style-name="T12">))</text:span></text:p>
      <text:p text:style-name="P19"/>
      <text:p text:style-name="P19">9. Kotřiž pak so chcedźa wobohaćić, tajcy padnu do spytowanja a do syće a do wjele hłupych a škódnych žadosćow, kiž tych čłowjekow do skaženja a do zatamanstwa ponurja. <text:span text:style-name="T4">ref((</text:span>Sir. 27, 1. Přisł. 23, St. 28, 22.<text:span text:style-name="T12">))</text:span></text:p>
      <text:p text:style-name="P19"/>
      <text:p text:style-name="P19">10. Přetož ta pjenježna lubosć je korjeń wšitkeho złeho, kotraž někotrym so lubiła je, a su so wot wěry zabłudźili a sami sebi wjele bolosćow načinili. <text:span text:style-name="T4">ref((</text:span>2 Mójz. 23, 8.<text:span text:style-name="T12">))</text:span></text:p>
      <text:p text:style-name="P19"/>
      <text:p text:style-name="P9">%----------------------------------- </text:p>
      <text:p text:style-name="P19"/>
      <text:p text:style-name="P19"><text:span text:style-name="T12">detail((</text:span>Tekst na 2. njedźelu po třoch kralach. IV.<text:span text:style-name="T12">))</text:span></text:p>
      <text:p text:style-name="P19"/>
      <text:p text:style-name="P9">%----------------------------------- </text:p>
      <text:p text:style-name="P19"/>
      <text:p text:style-name="P19">11. Ale zty, o Boži čłowječe, zmiń so teho; hoń pak za prawdosću, za bohabojaznosću, za wěru, lubosću, sćerpliwosću a za ćichosću. <text:span text:style-name="T4">ref((</text:span>2 Tim. 2, 22.<text:span text:style-name="T12">))</text:span></text:p>
      <text:p text:style-name="P19"/>
      <text:p text:style-name="P19">12. Wojuj to dobre wojowanje teje wěry; zapřimń wěčne žiwjenje, na kotrež tež sy powołany a sy póznał to dobre póznaće před wjele swědkami. <text:span text:style-name="T4">ref((</text:span>1 Kor. 9, 25. 26.<text:span text:style-name="T12">))</text:span></text:p>
      <text:p text:style-name="P19"/>
      <text:p text:style-name="P19">13. Ja ći přikažu před Bohom, kiž wšitke wěcy žiwe čini, a před Chrystusom Jezusom, kiž pod Ponciom Pilatom je wobswědčił dobre swědčenje, <text:span text:style-name="T4">ref((</text:span>5 Mójz. 32, 39. Jan. 18, 36. St. 19, 11.<text:span text:style-name="T12">))</text:span></text:p>
      <text:p text:style-name="P19"/>
      <text:p text:style-name="Preformatted_20_Text">14. So by ty tu přikaznju dźeržał njezmazanu a bjez poroka, hač na to zjewjenje našeho Knjeza Jezom Chrysta, </text:p>
      <text:p text:style-name="Preformatted_20_Text"/>
      <text:p text:style-name="P19">15. Kotrež budźe pokazać w swojim času tón zbóžny a sam mócny, tón kral wšitkich kralow a Knjez wšitkich knježich, <text:span text:style-name="T4">ref((</text:span>Zjew. 17, 14. St. 19, 16. 5 Mójz. 10, 17.<text:span text:style-name="T12">))</text:span></text:p>
      <text:p text:style-name="P19"/>
      <text:p text:style-name="P19">16. Kiž sam ma njesmjertnosć a bydli w swětle, do kotrehož nichtó stupić njemóže, kotrehož žadyn wot čłowjekow widźił njeje ani widźeć njemóže; temu budź česć a wěčne knjejstwo. Hamjeń.) <text:span text:style-name="T4">ref((</text:span>2 Mójz. 33, 22. Jan. 1, 18. 1 Jan. 4, 12.<text:span text:style-name="T12">))</text:span></text:p>
      <text:p text:style-name="P19"><text:s/></text:p>
      <text:p text:style-name="P19">17. Tym bohatym w tym nětčišim swěće přikaž, zo bychu njebyli wysoko zmysleni, tež so njespušćeli na njewěste bohatstwo, ale na žiweho Boha, kiž nam bohaće dawa wšelke wěcy wužiwać; <text:span text:style-name="T4">ref((</text:span>Pz. 62, 11. Luk. 12, 15. 20. 1 Tim. 4, 10.<text:span text:style-name="T12">))</text:span></text:p>
      <text:p text:style-name="Preformatted_20_Text"/>
      <text:p text:style-name="P19">18. So bychu dobrotu činili, bohaće byli na dobrych skutkach, radźi dawali, pomocni byli, <text:span text:style-name="T4">ref((</text:span>5 Mójz. 16, 7. 10.<text:span text:style-name="T12">))</text:span></text:p>
      <text:p text:style-name="P19"/>
      <text:p text:style-name="P19">19. A tak ćazy schowali sebi samym k dobremu załoženju na to přichodne, zo bychu zapřijeli wěčne žiwjenje. <text:span text:style-name="T4">ref((</text:span>Mat. 6, 20.<text:span text:style-name="T12">))</text:span></text:p>
      <text:p text:style-name="P19"/>
      <text:p text:style-name="P19">20. Luby Timothejo, wobarnuj to, štož ći je poručene, a wostaj so teho njeduchowneho prózdneho njebolenja a teho, štož ta njeprawje mjenowana wědomosć přećiwo staji, <text:span text:style-name="T4">ref((</text:span>2 Tim. 1, 14. 1 Tim. 4, 7.<text:span text:style-name="T12">))</text:span></text:p>
      <text:p text:style-name="P19"><text:soft-page-break/></text:p>
      <text:p text:style-name="P19">21. Kotruž někotři wudawaju a wot wěry so zabłudźa. Hnada budź z tobu! Hamjeń. <text:span text:style-name="T4">ref((</text:span>St. 1, 6. 2 Tim. 2, 18.<text:span text:style-name="T12">))</text:span></text:p>
      <text:p text:style-name="P19"/>
      <text:p text:style-name="P19">vertspace(()) List na Timotheja prěni, pisany z Laodizeje, kiž je wosebniše město Phrigizkeje Pakazianzkeje zemj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14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0T12:42:02.789585586</dc:date>
    <meta:editing-duration>PT30M3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1" meta:paragraph-count="200" meta:word-count="2851" meta:character-count="18346" meta:non-whitespace-character-count="15567"/>
  </office:meta>
</office:document-meta>
</file>